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haltsverzeichnis" style:family="table">
      <style:table-properties style:width="16.999cm" table:align="margins"/>
    </style:style>
    <style:style style:name="Inhaltsverzeichnis.A" style:family="table-column">
      <style:table-column-properties style:column-width="0.938cm" style:rel-column-width="532*"/>
    </style:style>
    <style:style style:name="Inhaltsverzeichnis.B" style:family="table-column">
      <style:table-column-properties style:column-width="8.804cm" style:rel-column-width="4991*"/>
    </style:style>
    <style:style style:name="Inhaltsverzeichnis.C" style:family="table-column">
      <style:table-column-properties style:column-width="3.799cm" style:rel-column-width="2154*"/>
    </style:style>
    <style:style style:name="Inhaltsverzeichnis.D" style:family="table-column">
      <style:table-column-properties style:column-width="3.457cm" style:rel-column-width="1960*"/>
    </style:style>
    <style:style style:name="Inhaltsverzeichni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haltsverzeichnis.D1" style:family="table-cell">
      <style:table-cell-properties fo:padding="0.097cm" fo:border="0.002cm solid #000000"/>
    </style:style>
    <style:style style:name="Inhaltsverzeichnis.A2" style:family="table-cell">
      <style:table-cell-properties fo:padding="0.097cm" fo:border-left="0.002cm solid #000000" fo:border-right="none" fo:border-top="none" fo:border-bottom="0.002cm solid #000000"/>
    </style:style>
    <style:style style:name="Inhaltsverzeichni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altsverzeichnis</text:p>
      <table:table table:name="Inhaltsverzeichnis" table:style-name="Inhaltsverzeichnis">
        <table:table-column table:style-name="Inhaltsverzeichnis.A"/>
        <table:table-column table:style-name="Inhaltsverzeichnis.B"/>
        <table:table-column table:style-name="Inhaltsverzeichnis.C"/>
        <table:table-column table:style-name="Inhaltsverzeichnis.D"/>
        <table:table-row>
          <table:table-cell table:style-name="Inhaltsverzeichnis.A1" office:value-type="string">
            <text:p text:style-name="P4">Nr</text:p>
          </table:table-cell>
          <table:table-cell table:style-name="Inhaltsverzeichnis.A1" office:value-type="string">
            <text:p text:style-name="P4">Thema</text:p>
          </table:table-cell>
          <table:table-cell table:style-name="Inhaltsverzeichnis.A1" office:value-type="string">
            <text:p text:style-name="P4">Datum</text:p>
          </table:table-cell>
          <table:table-cell table:style-name="Inhaltsverzeichnis.D1" office:value-type="string">
            <text:p text:style-name="P4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  <table:table-row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A2" office:value-type="string">
            <text:p text:style-name="P3"/>
          </table:table-cell>
          <table:table-cell table:style-name="Inhaltsverzeichnis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tin Strasser</meta:initial-creator>
    <meta:creation-date>2007-11-13T22:10:18</meta:creation-date>
    <dc:creator>Martin Strasser</dc:creator>
    <dc:date>2007-11-13T22:13:20</dc:date>
    <meta:editing-cycles>1</meta:editing-cycles>
    <meta:editing-duration>PT3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4" meta:character-count="30"/>
  </office:meta>
</office:document-meta>
</file>